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map style:condition="cell-content()&lt;=%[.B5]" style:apply-style-name="Error" style:base-cell-address="Normal.B8"/>
    </style:style>
    <style:style style:name="ce5" style:family="table-cell" style:parent-style-name="Default" style:data-style-name="N99"/>
    <style:style style:name="ce6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o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caler</text:p>
          </table:table-cell>
          <table:table-cell table:style-name="ce3"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max</text:p>
          </table:table-cell>
          <table:table-cell table:formula="of:=+(256*[.B2])/([.B1]*1000000)" office:value-type="float" office:value="0.131072" calcext:value-type="float">
            <text:p>0.131072</text:p>
          </table:table-cell>
          <table:table-cell office:value-type="string" calcext:value-type="string">
            <text:p>Se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max</text:p>
          </table:table-cell>
          <table:table-cell table:style-name="ce1" table:formula="of:=[.B4]*1000" office:value-type="float" office:value="131.072" calcext:value-type="float">
            <text:p>131.072</text:p>
          </table:table-cell>
          <table:table-cell table:style-name="ce1" office:value-type="string" calcext:value-type="string">
            <text:p>mSeg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3" table:number-rows-spanned="1">
            <text:p>T deseado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mSeg</text:p>
          </table:table-cell>
          <table:table-cell table:style-name="ce5" table:formula="of:=[.B8]&lt;=[.B5]" office:value-type="boolean" office:boolean-value="true" calcext:value-type="boolean">
            <text:p>VERDADERO</text:p>
          </table:table-cell>
          <table:table-cell table:number-columns-repeated="2"/>
          <table:table-cell table:formula="of:=(256-[.G11])*([.B2]/([.B1]*1000000))*1000" office:value-type="float" office:value="99.84" calcext:value-type="float">
            <text:p>99.8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CNT0 </text:p>
          </table:table-cell>
          <table:table-cell table:formula="of:=256-((([.B1]*1000000)*([.B8]/1000))/[.B2])" office:value-type="float" office:value="60.6875" calcext:value-type="float">
            <text:p>60.6875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6"/>
          <table:table-cell table:style-name="ce6"/>
        </table:table-row>
        <calcext:conditional-formats>
          <calcext:conditional-format calcext:target-range-address="Normal.B8:Normal.B8">
            <calcext:condition calcext:apply-style-name="Error" calcext:value="&lt;=%[.B5]" calcext:base-cell-address="Normal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2:54:06.645000000</meta:creation-date>
    <dc:date>2024-02-04T23:38:04.052000000</dc:date>
    <meta:editing-duration>PT43M58S</meta:editing-duration>
    <meta:editing-cycles>1</meta:editing-cycles>
    <meta:document-statistic meta:table-count="1" meta:cell-count="20" meta:object-count="0"/>
    <meta:generator>LibreOffice/7.5.3.2$Windows_X86_64 LibreOffice_project/9f56dff12ba03b9acd7730a5a481eea045e468f3</meta:generator>
  </office:meta>
</office:document-meta>
</file>